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29dd" officeooo:paragraph-rsid="001129d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29dd" officeooo:paragraph-rsid="001129d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81f3" officeooo:paragraph-rsid="001181f3" style:font-size-asian="12.25pt" style:font-size-complex="14pt"/>
    </style:style>
    <style:style style:name="P4" style:family="paragraph" style:parent-style-name="Standard">
      <style:text-properties officeooo:paragraph-rsid="001181f3"/>
    </style:style>
    <style:style style:name="P5" style:family="paragraph" style:parent-style-name="Standard">
      <style:text-properties officeooo:paragraph-rsid="00127e79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29dd" officeooo:paragraph-rsid="001129dd" style:font-size-asian="16pt" style:font-size-complex="16pt"/>
    </style:style>
    <style:style style:name="P7" style:family="paragraph" style:parent-style-name="Standard">
      <style:text-properties officeooo:paragraph-rsid="001a132f"/>
    </style:style>
    <style:style style:name="T1" style:family="text">
      <style:text-properties officeooo:rsid="001181f3"/>
    </style:style>
    <style:style style:name="T2" style:family="text">
      <style:text-properties officeooo:rsid="00127e79"/>
    </style:style>
    <style:style style:name="T3" style:family="text">
      <style:text-properties officeooo:rsid="00130d73"/>
    </style:style>
    <style:style style:name="T4" style:family="text">
      <style:text-properties officeooo:rsid="001a13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urnal de Bord </text:p>
      <text:p text:style-name="P1"/>
      <text:p text:style-name="P2"/>
      <text:p text:style-name="P3">SEMAINE 1 </text:p>
      <text:p text:style-name="P3"/>
      <text:p text:style-name="P4">- Jeudi : <text:span text:style-name="T3">31 janvier </text:span></text:p>
      <text:p text:style-name="P4"><text:span text:style-name="T1"><text:tab/>Alexandre : réflexions sur le jeu en groupe </text:span></text:p>
      <text:p text:style-name="P5"><text:span text:style-name="T1"><text:tab/>Maya : <text:s/>réflexions sur le jeu en groupe </text:span></text:p>
      <text:p text:style-name="P5"><text:span text:style-name="T1"><text:tab/>Harmony : réflexions sur le jeu en groupe </text:span></text:p>
      <text:p text:style-name="P5"><text:span text:style-name="T1"><text:tab/>Imry : réflexions sur le jeu en groupe </text:span></text:p>
      <text:p text:style-name="Standard"/>
      <text:p text:style-name="P4">- Vendredi : <text:span text:style-name="T1">1 février</text:span></text:p>
      <text:p text:style-name="P4"/>
      <text:p text:style-name="P4"><text:span text:style-name="T1"><text:tab/>Alexandre : discussion du jeu </text:span></text:p>
      <text:p text:style-name="P5"><text:span text:style-name="T1"><text:tab/>Maya : <text:s/>création de la classe content et 3 sous classes,player, discussion du jeu, création du plan graphique </text:span></text:p>
      <text:p text:style-name="P4"><text:span text:style-name="T1"><text:tab/>Harmony : création de la classe player </text:span></text:p>
      <text:p text:style-name="P4"><text:span text:style-name="T1"><text:tab/>Imry :</text:span> <text:s/><text:span text:style-name="T2">Missing in action </text:span></text:p>
      <text:p text:style-name="P3"/>
      <text:p text:style-name="P3"/>
      <text:p text:style-name="P3">SEMAINE 2</text:p>
      <text:p text:style-name="P3"/>
      <text:p text:style-name="P4">- Jeudi : <text:span text:style-name="T1">6 février </text:span></text:p>
      <text:p text:style-name="P4"><text:span text:style-name="T1"><text:tab/>Alexandre : demande de merge classe case, algorithme de déplacement caisse et perso</text:span></text:p>
      <text:p text:style-name="P4"><text:span text:style-name="T1"><text:tab/>Maya : <text:s text:c="2"/>Missing in Action, malade</text:span></text:p>
      <text:p text:style-name="P5"><text:span text:style-name="T1"><text:tab/>Harmony : <text:s/>réflexion sur le systeme</text:span></text:p>
      <text:p text:style-name="P4"><text:span text:style-name="T1"><text:tab/>Imry :</text:span> <text:span text:style-name="T2">création de constructeurs pour les 3 content</text:span></text:p>
      <text:p text:style-name="Standard"/>
      <text:p text:style-name="P4">- Vendredi : <text:span text:style-name="T1">7 février </text:span></text:p>
      <text:p text:style-name="P4"><text:span text:style-name="T1"><text:tab/>Alexandre : ???</text:span></text:p>
      <text:p text:style-name="P5"><text:span text:style-name="T1"><text:tab/>Maya : <text:s/>update classe <text:s/>character, refonte du plan graphique </text:span></text:p>
      <text:p text:style-name="P4"><text:span text:style-name="T1"><text:tab/>Harmony : MAKEFILE et update classe case,content et ses 3 sous classes </text:span></text:p>
      <text:p text:style-name="P5"><text:span text:style-name="T1"><text:tab/>Imry :</text:span> ????</text:p>
      <text:p text:style-name="P3"/>
      <text:p text:style-name="P3"/>
      <text:p text:style-name="P3">SEMAINE 3 </text:p>
      <text:p text:style-name="P3"/>
      <text:p text:style-name="P4">- Jeudi : <text:span text:style-name="T1">13 février</text:span></text:p>
      <text:p text:style-name="P4"><text:span text:style-name="T1"><text:tab/>Alexandre : réflexion sur le système</text:span></text:p>
      <text:p text:style-name="P4"><text:span text:style-name="T1"><text:tab/>Maya : <text:s/>Malade, venue, accepté le merge de Harmony</text:span></text:p>
      <text:p text:style-name="P4"><text:span text:style-name="T1"><text:tab/>Harmony : merge de son code de la semaine précedente</text:span></text:p>
      <text:p text:style-name="P4"><text:span text:style-name="T1"><text:tab/>Imry :</text:span> </text:p>
      <text:p text:style-name="P4"><text:tab/></text:p>
      <text:p text:style-name="Standard"/>
      <text:p text:style-name="P4">- Vendredi : <text:span text:style-name="T1">14 février &lt;3</text:span></text:p>
      <text:p text:style-name="P4"><text:tab/><text:span text:style-name="T1">Alexandre : Creation d’issues sur les déplacements caisse perso et chargement/sauvegarde </text:span></text:p>
      <text:p text:style-name="P4"><text:span text:style-name="T1"><text:tab/>Maya : <text:s/>Missing In Action (Malade)</text:span></text:p>
      <text:p text:style-name="P4"><text:span text:style-name="T1"><text:tab/>Harmony :</text:span></text:p>
      <text:p text:style-name="P5"><text:span text:style-name="T1"><text:tab/>Imry :</text:span> <text:s/><text:span text:style-name="T1">Missing In Action</text:span></text:p>
      <text:p text:style-name="P3"/>
      <text:p text:style-name="P3"><text:soft-page-break/>SEMAINE 4 </text:p>
      <text:p text:style-name="P3"/>
      <text:p text:style-name="P7"><text:span text:style-name="T1"><text:tab/>Alexandre : </text:span></text:p>
      <text:p text:style-name="P7"/>
      <text:p text:style-name="P7"/>
      <text:p text:style-name="P7"><text:span text:style-name="T1"><text:tab/>Maya : </text:span></text:p>
      <text:p text:style-name="P7"/>
      <text:p text:style-name="P7"/>
      <text:p text:style-name="P7"><text:span text:style-name="T1"><text:tab/>Harmony :</text:span></text:p>
      <text:p text:style-name="P7"/>
      <text:p text:style-name="P7"/>
      <text:p text:style-name="P7"><text:tab/><text:span text:style-name="T4">Imry :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2" meta:paragraph-count="40" meta:word-count="229" meta:character-count="1282" meta:non-whitespace-character-count="1031"/>
  </office:meta>
</office:document-meta>
</file>